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1H45M0S" table:style-name="ce7">
            <text:p>01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12H15M0S" table:formula="of:=SUM([.B4:.B120])" table:style-name="ce10">
            <text:p>12:15</text:p>
          </table:table-cell>
          <table:table-cell office:value-type="time" office:time-value="PT12H15M0S" table:formula="of:=SUM([.C4:.C120])" table:style-name="ce10">
            <text:p>12:15</text:p>
          </table:table-cell>
          <table:table-cell office:value-type="time" office:time-value="PT12H15M0S" table:formula="of:=SUM([.D4:.D120])" table:style-name="ce10">
            <text:p>12:15</text:p>
          </table:table-cell>
          <table:table-cell table:style-name="ce1"/>
          <table:table-cell office:value-type="time" office:time-value="PT36H45M0S" table:formula="of:=SUM([.B122:.D122])" table:style-name="ce11">
            <text:p>36:45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Kai Mindermann</meta:initial-creator>
    <dc:creator>Arton Kastrati</dc:creator>
    <meta:creation-date>2015-10-06T10:15:48Z</meta:creation-date>
    <dc:date>2018-10-26T13:53:16Z</dc:date>
    <meta:editing-cycles>9</meta:editing-cycles>
    <meta:editing-duration>PT0S</meta:editing-duration>
  </office:meta>
</office:document-meta>
</file>